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’s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/>
          <table:table-cell table:formula="of:=[.C22] - [.C21]" office:value-type="float" office:value="-5880" calcext:value-type="float">
            <text:p>-5880</text:p>
          </table:table-cell>
          <table:table-cell/>
          <table:table-cell table:formula="of:=[.E22]-[.E21]" office:value-type="float" office:value="-1537" calcext:value-type="float">
            <text:p>-1537</text:p>
          </table:table-cell>
          <table:table-cell/>
          <table:table-cell table:formula="of:=[.H21]+[.G22]" office:value-type="float" office:value="4164" calcext:value-type="float">
            <text:p>4164</text:p>
          </table:table-cell>
          <table:table-cell/>
          <table:table-cell table:formula="of:=[.I22]-[.I21]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/>
          <table:table-cell table:formula="of:=[.C23] - [.C22]" office:value-type="float" office:value="0" calcext:value-type="float">
            <text:p>0</text:p>
          </table:table-cell>
          <table:table-cell/>
          <table:table-cell table:formula="of:=[.E23]-[.E22]" office:value-type="float" office:value="0" calcext:value-type="float">
            <text:p>0</text:p>
          </table:table-cell>
          <table:table-cell/>
          <table:table-cell table:formula="of:=[.H22]+[.G23]" office:value-type="float" office:value="4164" calcext:value-type="float">
            <text:p>4164</text:p>
          </table:table-cell>
          <table:table-cell/>
          <table:table-cell table:formula="of:=[.I23]-[.I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/>
          <table:table-cell table:formula="of:=[.C24] - [.C23]" office:value-type="float" office:value="0" calcext:value-type="float">
            <text:p>0</text:p>
          </table:table-cell>
          <table:table-cell/>
          <table:table-cell table:formula="of:=[.E24]-[.E23]" office:value-type="float" office:value="0" calcext:value-type="float">
            <text:p>0</text:p>
          </table:table-cell>
          <table:table-cell/>
          <table:table-cell table:formula="of:=[.H23]+[.G24]" office:value-type="float" office:value="4164" calcext:value-type="float">
            <text:p>4164</text:p>
          </table:table-cell>
          <table:table-cell/>
          <table:table-cell table:formula="of:=[.I24]-[.I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C25] - [.C24]" office:value-type="float" office:value="0" calcext:value-type="float">
            <text:p>0</text:p>
          </table:table-cell>
          <table:table-cell/>
          <table:table-cell table:formula="of:=[.E25]-[.E24]" office:value-type="float" office:value="0" calcext:value-type="float">
            <text:p>0</text:p>
          </table:table-cell>
          <table:table-cell/>
          <table:table-cell table:formula="of:=[.H24]+[.G25]" office:value-type="float" office:value="4164" calcext:value-type="float">
            <text:p>4164</text:p>
          </table:table-cell>
          <table:table-cell/>
          <table:table-cell table:formula="of:=[.I25]-[.I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C26] - [.C25]" office:value-type="float" office:value="0" calcext:value-type="float">
            <text:p>0</text:p>
          </table:table-cell>
          <table:table-cell/>
          <table:table-cell table:formula="of:=[.E26]-[.E25]" office:value-type="float" office:value="0" calcext:value-type="float">
            <text:p>0</text:p>
          </table:table-cell>
          <table:table-cell/>
          <table:table-cell table:formula="of:=[.H25]+[.G26]" office:value-type="float" office:value="4164" calcext:value-type="float">
            <text:p>4164</text:p>
          </table:table-cell>
          <table:table-cell/>
          <table:table-cell table:formula="of:=[.I26]-[.I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C27] - [.C26]" office:value-type="float" office:value="0" calcext:value-type="float">
            <text:p>0</text:p>
          </table:table-cell>
          <table:table-cell/>
          <table:table-cell table:formula="of:=[.E27]-[.E26]" office:value-type="float" office:value="0" calcext:value-type="float">
            <text:p>0</text:p>
          </table:table-cell>
          <table:table-cell/>
          <table:table-cell table:formula="of:=[.H26]+[.G27]" office:value-type="float" office:value="4164" calcext:value-type="float">
            <text:p>4164</text:p>
          </table:table-cell>
          <table:table-cell/>
          <table:table-cell table:formula="of:=[.I27]-[.I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C28] - [.C27]" office:value-type="float" office:value="0" calcext:value-type="float">
            <text:p>0</text:p>
          </table:table-cell>
          <table:table-cell/>
          <table:table-cell table:formula="of:=[.E28]-[.E27]" office:value-type="float" office:value="0" calcext:value-type="float">
            <text:p>0</text:p>
          </table:table-cell>
          <table:table-cell/>
          <table:table-cell table:formula="of:=[.H27]+[.G28]" office:value-type="float" office:value="4164" calcext:value-type="float">
            <text:p>4164</text:p>
          </table:table-cell>
          <table:table-cell/>
          <table:table-cell table:formula="of:=[.I28]-[.I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C29] - [.C28]" office:value-type="float" office:value="0" calcext:value-type="float">
            <text:p>0</text:p>
          </table:table-cell>
          <table:table-cell/>
          <table:table-cell table:formula="of:=[.E29]-[.E28]" office:value-type="float" office:value="0" calcext:value-type="float">
            <text:p>0</text:p>
          </table:table-cell>
          <table:table-cell/>
          <table:table-cell table:formula="of:=[.H28]+[.G29]" office:value-type="float" office:value="4164" calcext:value-type="float">
            <text:p>4164</text:p>
          </table:table-cell>
          <table:table-cell/>
          <table:table-cell table:formula="of:=[.I29]-[.I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0" calcext:value-type="float">
            <text:p>0</text:p>
          </table:table-cell>
          <table:table-cell/>
          <table:table-cell table:formula="of:=[.H29]+[.G30]" office:value-type="float" office:value="4164" calcext:value-type="float">
            <text:p>4164</text:p>
          </table:table-cell>
          <table:table-cell/>
          <table:table-cell table:formula="of:=[.I30]-[.I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4164" calcext:value-type="float">
            <text:p>4164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4164" calcext:value-type="float">
            <text:p>4164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4164" calcext:value-type="float">
            <text:p>4164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4164" calcext:value-type="float">
            <text:p>4164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4164" calcext:value-type="float">
            <text:p>4164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4164" calcext:value-type="float">
            <text:p>4164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4164" calcext:value-type="float">
            <text:p>4164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4164" calcext:value-type="float">
            <text:p>4164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4164" calcext:value-type="float">
            <text:p>4164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4164" calcext:value-type="float">
            <text:p>4164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4164" calcext:value-type="float">
            <text:p>4164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4164" calcext:value-type="float">
            <text:p>4164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4164" calcext:value-type="float">
            <text:p>4164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4164" calcext:value-type="float">
            <text:p>4164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4164" calcext:value-type="float">
            <text:p>4164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4164" calcext:value-type="float">
            <text:p>4164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4164" calcext:value-type="float">
            <text:p>4164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4164" calcext:value-type="float">
            <text:p>4164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4164" calcext:value-type="float">
            <text:p>4164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4164" calcext:value-type="float">
            <text:p>4164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4164" calcext:value-type="float">
            <text:p>4164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4164" calcext:value-type="float">
            <text:p>4164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4164" calcext:value-type="float">
            <text:p>4164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4164" calcext:value-type="float">
            <text:p>4164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4164" calcext:value-type="float">
            <text:p>4164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4164" calcext:value-type="float">
            <text:p>4164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4164" calcext:value-type="float">
            <text:p>4164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4164" calcext:value-type="float">
            <text:p>4164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4164" calcext:value-type="float">
            <text:p>4164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4164" calcext:value-type="float">
            <text:p>4164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4164" calcext:value-type="float">
            <text:p>4164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4164" calcext:value-type="float">
            <text:p>4164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4164" calcext:value-type="float">
            <text:p>4164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4164" calcext:value-type="float">
            <text:p>4164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4164" calcext:value-type="float">
            <text:p>4164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4164" calcext:value-type="float">
            <text:p>4164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4164" calcext:value-type="float">
            <text:p>416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4164" calcext:value-type="float">
            <text:p>416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4164" calcext:value-type="float">
            <text:p>416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4164" calcext:value-type="float">
            <text:p>416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4164" calcext:value-type="float">
            <text:p>416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4164" calcext:value-type="float">
            <text:p>416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4164" calcext:value-type="float">
            <text:p>416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4164" calcext:value-type="float">
            <text:p>416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4164" calcext:value-type="float">
            <text:p>416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4164" calcext:value-type="float">
            <text:p>416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4164" calcext:value-type="float">
            <text:p>416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4164" calcext:value-type="float">
            <text:p>416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4164" calcext:value-type="float">
            <text:p>416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4164" calcext:value-type="float">
            <text:p>416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4164" calcext:value-type="float">
            <text:p>416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4164" calcext:value-type="float">
            <text:p>416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4164" calcext:value-type="float">
            <text:p>416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4164" calcext:value-type="float">
            <text:p>416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4164" calcext:value-type="float">
            <text:p>416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4164" calcext:value-type="float">
            <text:p>416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4164" calcext:value-type="float">
            <text:p>416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4164" calcext:value-type="float">
            <text:p>416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4164" calcext:value-type="float">
            <text:p>416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4164" calcext:value-type="float">
            <text:p>416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4164" calcext:value-type="float">
            <text:p>416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4164" calcext:value-type="float">
            <text:p>416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4164" calcext:value-type="float">
            <text:p>416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4164" calcext:value-type="float">
            <text:p>416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4164" calcext:value-type="float">
            <text:p>416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4164" calcext:value-type="float">
            <text:p>416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4164" calcext:value-type="float">
            <text:p>416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4164" calcext:value-type="float">
            <text:p>416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4164" calcext:value-type="float">
            <text:p>416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4164" calcext:value-type="float">
            <text:p>416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4164" calcext:value-type="float">
            <text:p>416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4164" calcext:value-type="float">
            <text:p>416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4164" calcext:value-type="float">
            <text:p>416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4164" calcext:value-type="float">
            <text:p>416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4164" calcext:value-type="float">
            <text:p>416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4164" calcext:value-type="float">
            <text:p>416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4164" calcext:value-type="float">
            <text:p>416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4164" calcext:value-type="float">
            <text:p>416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4164" calcext:value-type="float">
            <text:p>416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4164" calcext:value-type="float">
            <text:p>4164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4164" calcext:value-type="float">
            <text:p>4164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4164" calcext:value-type="float">
            <text:p>4164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4164" calcext:value-type="float">
            <text:p>4164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4164" calcext:value-type="float">
            <text:p>4164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4164" calcext:value-type="float">
            <text:p>4164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4164" calcext:value-type="float">
            <text:p>4164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4164" calcext:value-type="float">
            <text:p>4164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21:29:29.881921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17T22:41:55.163383433</dc:date>
    <meta:editing-cycles>24</meta:editing-cycles>
    <meta:editing-duration>PT14H6M41S</meta:editing-duration>
    <meta:generator>LibreOffice/6.0.3.2$Linux_X86_64 LibreOffice_project/00m0$Build-2</meta:generator>
    <meta:document-statistic meta:table-count="1" meta:cell-count="6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